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465a4" draw:marker-start-width="0.509cm" draw:marker-end-width="0.509cm" draw:fill="none" draw:textarea-horizontal-align="justify" draw:textarea-vertical-align="middle" draw:auto-grow-height="false" fo:min-height="0.29cm" fo:min-width="0.04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3465a4" draw:marker-start-width="0.509cm" draw:marker-end-width="0.509cm" draw:fill="none" draw:textarea-horizontal-align="justify" draw:textarea-vertical-align="middle" draw:auto-grow-height="false" fo:min-height="0.188cm" fo:min-width="0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3465a4" draw:marker-start-width="0.509cm" draw:marker-end-width="0.509cm" draw:fill="none" draw:textarea-horizontal-align="justify" draw:textarea-vertical-align="middle" draw:auto-grow-height="false" fo:min-height="0.188cm" fo:min-width="0cm" fo:padding-top="0.176cm" fo:padding-bottom="0.176cm" fo:padding-left="0.301cm" fo:padding-right="0.30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0.762cm" svg:height="0.762cm" svg:x="8.239cm" svg:y="4.683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762cm" svg:height="0.762cm" svg:x="5.064cm" svg:y="6.58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762cm" svg:height="0.762cm" svg:x="12.176cm" svg:y="6.71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762cm" svg:height="0.762cm" svg:x="10.525cm" svg:y="8.112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762cm" svg:height="0.762cm" svg:x="8.747cm" svg:y="9.763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0.762cm" svg:height="0.762cm" svg:x="6.08cm" svg:y="9.63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762cm" svg:height="0.762cm" svg:x="10.398cm" svg:y="11.28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287cm" svg:y1="7.366cm" svg:x2="11.176cm" svg:y2="8.223cm" draw:start-shape="id1" draw:start-glue-point="7" draw:end-shape="id2" draw:end-glue-point="11" svg:d="M12287 7366l-1111 857" svg:viewBox="0 0 1112 858">
          <text:p/>
        </draw:connector>
        <draw:connector draw:style-name="gr4" draw:text-style-name="P2" draw:layer="layout" draw:type="line" svg:x1="12.557cm" svg:y1="7.477cm" svg:x2="11.049cm" svg:y2="11.398cm" draw:start-shape="id1" draw:start-glue-point="8" draw:end-shape="id3" draw:end-glue-point="11" svg:d="M12557 7477l-1508 3921" svg:viewBox="0 0 1509 3922">
          <text:p/>
        </draw:connector>
        <draw:connector draw:style-name="gr4" draw:text-style-name="P2" draw:layer="layout" draw:type="line" svg:x1="12.287cm" svg:y1="6.826cm" svg:x2="9.001cm" svg:y2="5.064cm" draw:start-shape="id1" draw:start-glue-point="5" draw:end-shape="id4" draw:end-glue-point="10" svg:d="M12287 6826l-3286-1762" svg:viewBox="0 0 3287 1763">
          <text:p/>
        </draw:connector>
        <draw:connector draw:style-name="gr4" draw:text-style-name="P2" draw:layer="layout" draw:type="line" svg:x1="8.89cm" svg:y1="5.334cm" svg:x2="10.636cm" svg:y2="8.223cm" draw:start-shape="id4" draw:start-glue-point="9" draw:end-shape="id2" draw:end-glue-point="5" svg:d="M8890 5334l1746 2889" svg:viewBox="0 0 1747 2890">
          <text:p/>
        </draw:connector>
        <draw:connector draw:style-name="gr4" draw:text-style-name="P2" draw:layer="layout" draw:type="line" svg:x1="10.525cm" svg:y1="8.493cm" svg:x2="5.826cm" svg:y2="6.969cm" draw:start-shape="id2" draw:start-glue-point="6" draw:end-shape="id5" draw:end-glue-point="10" svg:d="M10525 8493l-4699-1524" svg:viewBox="0 0 4700 1525">
          <text:p/>
        </draw:connector>
        <draw:connector draw:style-name="gr4" draw:text-style-name="P2" draw:layer="layout" draw:type="line" svg:x1="8.35cm" svg:y1="5.334cm" svg:x2="5.715cm" svg:y2="6.699cm" draw:start-shape="id4" draw:start-glue-point="7" draw:end-shape="id5" draw:end-glue-point="11" svg:d="M8350 5334l-2635 1365" svg:viewBox="0 0 2636 1366">
          <text:p/>
        </draw:connector>
        <draw:connector draw:style-name="gr5" draw:text-style-name="P2" draw:layer="layout" draw:type="line" svg:x1="8.62cm" svg:y1="5.445cm" svg:x2="6.461cm" svg:y2="9.636cm" draw:start-shape="id4" draw:start-glue-point="8" draw:end-shape="id6" draw:end-glue-point="4" svg:d="M8620 5445l-2159 4191" svg:viewBox="0 0 2160 4192">
          <text:p/>
        </draw:connector>
        <draw:connector draw:style-name="gr4" draw:text-style-name="P2" draw:layer="layout" draw:type="line" svg:x1="5.445cm" svg:y1="7.35cm" svg:x2="6.191cm" svg:y2="9.747cm" draw:start-shape="id5" draw:start-glue-point="8" draw:end-shape="id6" draw:end-glue-point="5" svg:d="M5445 7350l746 2397" svg:viewBox="0 0 747 2398">
          <text:p/>
        </draw:connector>
        <draw:connector draw:style-name="gr4" draw:text-style-name="P2" draw:layer="layout" draw:type="line" svg:x1="6.731cm" svg:y1="9.747cm" svg:x2="8.747cm" svg:y2="10.144cm" draw:start-shape="id6" draw:start-glue-point="11" draw:end-shape="id7" draw:end-glue-point="6" svg:d="M6731 9747l2016 397" svg:viewBox="0 0 2017 398">
          <text:p/>
        </draw:connector>
        <draw:connector draw:style-name="gr4" draw:text-style-name="P2" draw:layer="layout" draw:type="line" svg:x1="6.842cm" svg:y1="10.017cm" svg:x2="10.398cm" svg:y2="11.668cm" draw:start-shape="id6" draw:start-glue-point="10" draw:end-shape="id3" draw:end-glue-point="6" svg:d="M6842 10017l3556 1651" svg:viewBox="0 0 3557 1652">
          <text:p/>
        </draw:connector>
        <draw:connector draw:style-name="gr4" draw:text-style-name="P2" draw:layer="layout" draw:type="line" svg:x1="8.858cm" svg:y1="9.874cm" svg:x2="5.715cm" svg:y2="7.239cm" draw:start-shape="id7" draw:start-glue-point="5" draw:end-shape="id5" draw:end-glue-point="9" svg:d="M8858 9874l-3143-2635" svg:viewBox="0 0 3144 2636">
          <text:p/>
        </draw:connector>
        <draw:connector draw:style-name="gr4" draw:text-style-name="P2" draw:layer="layout" draw:type="line" svg:x1="9.398cm" svg:y1="10.414cm" svg:x2="10.509cm" svg:y2="11.398cm" draw:start-shape="id7" draw:start-glue-point="9" draw:end-shape="id3" draw:end-glue-point="5" svg:d="M9398 10414l1111 984" svg:viewBox="0 0 1112 985">
          <text:p/>
        </draw:connector>
        <draw:connector draw:style-name="gr4" draw:text-style-name="P2" draw:layer="layout" draw:type="line" svg:x1="10.636cm" svg:y1="8.763cm" svg:x2="6.731cm" svg:y2="9.747cm" draw:start-shape="id2" draw:start-glue-point="7" draw:end-shape="id6" draw:end-glue-point="11" svg:d="M10636 8763l-3905 984" svg:viewBox="0 0 3906 985">
          <text:p/>
        </draw:connector>
        <draw:connector draw:style-name="gr4" draw:text-style-name="P2" draw:layer="layout" draw:type="curve" svg:x1="5.175cm" svg:y1="7.239cm" svg:x2="10.509cm" svg:y2="11.938cm" draw:start-shape="id5" draw:start-glue-point="7" draw:end-shape="id3" draw:end-glue-point="7" svg:d="M5175 7239c0 3133 1778 4699 5334 4699" svg:viewBox="0 0 5335 4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5:40:02.343337112</meta:creation-date>
    <dc:date>2018-11-27T15:45:52.543835472</dc:date>
    <meta:editing-duration>PT5M52S</meta:editing-duration>
    <meta:editing-cycles>1</meta:editing-cycles>
    <meta:document-statistic meta:object-count="21"/>
    <meta:generator>LibreOffice/6.0.6.2$Linux_X86_64 LibreOffice_project/00m0$Build-2</meta:generator>
  </office:meta>
</office:document-meta>
</file>